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39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Prenatal and Postnatal Care</text:p>
      <text:p text:style-name="Standard">Prenatal HIV Testing</text:p>
      <text:p text:style-name="Standard">ABA Autism Spectrum Disorders</text:p>
      <text:p text:style-name="Standard">ABA for Autism Spectrum Disorders</text:p>
      <text:p text:style-name="Standard">ABA for Autism Spectrum Disprders</text:p>
      <text:p text:style-name="Standard">Abortion for Which Public Funding is Prohibited</text:p>
      <text:p text:style-name="Standard">Abortion Services</text:p>
      <text:p text:style-name="Standard">Acupuncture</text:p>
      <text:p text:style-name="Standard">Adoption Indemnity Benefit</text:p>
      <text:p text:style-name="Standard">Applied Behavior Analysis Based Therapies</text:p>
      <text:p text:style-name="Standard">Attention Deficit Disorder</text:p>
      <text:p text:style-name="Standard">Autism Spectrum Disorder - Intensive Level Services</text:p>
      <text:p text:style-name="Standard">Autism Spectrum Disorder - Non-Intensive Level Services</text:p>
      <text:p text:style-name="Standard">Autism Spectrum Disorder Services - Intensive Level Services</text:p>
      <text:p text:style-name="Standard">Autism Spectrum Disorder Services - Non-Intensive Level Services</text:p>
      <text:p text:style-name="Standard">Autism Spectrum Disorders</text:p>
      <text:p text:style-name="Standard">Autism Spectrum Disorders </text:p>
      <text:p text:style-name="Standard">Autism Spectrum Disorders - Age 19 &amp; Above</text:p>
      <text:p text:style-name="Standard">Autism Spectrum Disorders (ABA)</text:p>
      <text:p text:style-name="Standard">Autism Spectrum Disorders ABA</text:p>
      <text:p text:style-name="Standard">Autism Spectrum Disorders: age 13 &amp; Up</text:p>
      <text:p text:style-name="Standard">Autism Spectrum Disorders: Age 13 &amp; Up</text:p>
      <text:p text:style-name="Standard">Autism Spectrum Disorders: Age 20 and up</text:p>
      <text:p text:style-name="Standard">Bariatric Surgery</text:p>
      <text:p text:style-name="P1">Bone Density Screening</text:p>
      <text:p text:style-name="P1">Bone Mass Measurement</text:p>
      <text:p text:style-name="P1">Breast Cancer Pain Medication and Pain Therapy</text:p>
      <text:p text:style-name="P1">Breast Cancer Pain Medication and Therapy</text:p>
      <text:p text:style-name="P1">Breast Cancer Treatment</text:p>
      <text:p text:style-name="P1">Breast Implant Removal</text:p>
      <text:p text:style-name="P1">Breast Reconstruction after Mastectomy</text:p>
      <text:p text:style-name="P1">Breast Reconstructive Surgery</text:p>
      <text:p text:style-name="P1">Children with Pervasive Developmental Disorder</text:p>
      <text:p text:style-name="P1">Children's Cancer Treatment</text:p>
      <text:p text:style-name="P1">Chiropractic</text:p>
      <text:p text:style-name="P1">Chiropractic Care</text:p>
      <text:p text:style-name="P1">Chlamydia Screening</text:p>
      <text:p text:style-name="P1">Clamydia Screening</text:p>
      <text:p text:style-name="P1">Cochlear Implants</text:p>
      <text:p text:style-name="P1">Cochlear Implants </text:p>
      <text:p text:style-name="P1">Cognitive rehabilitation therapy</text:p>
      <text:p text:style-name="P1">Cognitive Therapy</text:p>
      <text:p text:style-name="P1">Complementary Medicince Services</text:p>
      <text:p text:style-name="P1">Complementary Medicine</text:p>
      <text:p text:style-name="P1">Complementary Medicine Services</text:p>
      <text:p text:style-name="P1">Contraceptive Devices</text:p>
      <text:p text:style-name="P1">Contraceptive Services</text:p>
      <text:p text:style-name="P1"><text:soft-page-break/>Correction of Congenital Defect</text:p>
      <text:p text:style-name="P1">Coverage for autism spectrum disorders</text:p>
      <text:p text:style-name="P1">Deliveries in Birthing Centers</text:p>
      <text:p text:style-name="P1">Delivery and All Inpatient Services for Maternity Care</text:p>
      <text:p text:style-name="P1">Diabetes - Care Management</text:p>
      <text:p text:style-name="P1">Diabetes Care Management</text:p>
      <text:p text:style-name="P1">Diabetes Education</text:p>
      <text:p text:style-name="P1">Diabetes Outpatient Self-Management</text:p>
      <text:p text:style-name="P1">Diabetes-Care Management</text:p>
      <text:p text:style-name="P1">Diagnostic and Preventive</text:p>
      <text:p text:style-name="P1">Diagnostic and Preventive - Child</text:p>
      <text:p text:style-name="P1">Diagnotic and Preventive</text:p>
      <text:p text:style-name="P1">Dialysis</text:p>
      <text:p text:style-name="P1">Dietician Services</text:p>
      <text:p text:style-name="P1">Domestic Violence Treatment</text:p>
      <text:p text:style-name="P1">Durable Medical Equipment</text:p>
      <text:p text:style-name="P1">Early Intervention Services</text:p>
      <text:p text:style-name="P1">Electroconvulsive Therapy</text:p>
      <text:p text:style-name="P1">Electroconvulsive Therapy (ECT)</text:p>
      <text:p text:style-name="P1">Family Planning</text:p>
      <text:p text:style-name="P1">Family Planning Services</text:p>
      <text:p text:style-name="P1">Feeding aid (D5951) -Child</text:p>
      <text:p text:style-name="P1">Fibrocystic Breast Condition</text:p>
      <text:p text:style-name="P1">Free Telemedicine</text:p>
      <text:p text:style-name="P1">Genetic disease testing services</text:p>
      <text:p text:style-name="P1">Genetic Disease Testing Services</text:p>
      <text:p text:style-name="P1">Genetic Testing</text:p>
      <text:p text:style-name="P1">Genetic Testing Lab Services</text:p>
      <text:p text:style-name="P1">Growth Hormone Treatment for the Diagnosis of Growth Hormone Deficiency</text:p>
      <text:p text:style-name="P1">Growth Hormones</text:p>
      <text:p text:style-name="P1">Habiliation Outpatient Physica and Occupational Therapy (Non-Autism Related)</text:p>
      <text:p text:style-name="P1">Habilitation - Acquired Brain Injury</text:p>
      <text:p text:style-name="P1">Habilitation - Acquired Brain Injury <text:s text:c="3"/></text:p>
      <text:p text:style-name="P1">Habilitation - Autism</text:p>
      <text:p text:style-name="P1">Habilitation Outpatient Physical and Occupational Therapy (Non-Autism Related)</text:p>
      <text:p text:style-name="P1">Habilitation Services</text:p>
      <text:p text:style-name="P1">Habilitation Services - PT/OT/ST and ABA (combined) for Autism Spectrum Disorder - through 18 yrs of age</text:p>
      <text:p text:style-name="P1">Habilitation Services - PT/OT/ST and ABA (combined) for Autism Spectrum Disorder - through 18 yrs of age only</text:p>
      <text:p text:style-name="P1">Habilitation Services including Applied Behavior Analysis Based Therapies</text:p>
      <text:p text:style-name="P1">Habilitative Outpatient Physical and Occupational Therapy (Non-Autism Related)</text:p>
      <text:p text:style-name="P1">Habilitative Physical and Occupational Therapy</text:p>
      <text:p text:style-name="P1">Habilitative Services - PT/OT/ST and ABA (combined) for Autism Spectrum Disorder - through 18 yrs of age only</text:p>
      <text:p text:style-name="P1">Habilitative Speech Therapy</text:p>
      <text:p text:style-name="P1">Habilitative Speech Therapy (Non-Autism Related</text:p>
      <text:p text:style-name="P1">Habilitative Speech Therapy (Non-Autism Related)</text:p>
      <text:p text:style-name="P1">Health Education and Referral Services</text:p>
      <text:p text:style-name="P1"><text:soft-page-break/>Hearing Aids</text:p>
      <text:p text:style-name="P1">Hearing and Speech Exams</text:p>
      <text:p text:style-name="P1">Hearing and speech exams</text:p>
      <text:p text:style-name="P1">Hearing Exam</text:p>
      <text:p text:style-name="P1">Hearing Exams/Testing</text:p>
      <text:p text:style-name="P1">Hearing Tests/Exams</text:p>
      <text:p text:style-name="P1">HIV/AIDS</text:p>
      <text:p text:style-name="P1">HIV/AIDS drugs over $600</text:p>
      <text:p text:style-name="P1">Hospice Bereavement Services</text:p>
      <text:p text:style-name="P1">Hyperbaric Oxygen Therapy</text:p>
      <text:p text:style-name="P1">Infertility office visit evaluation</text:p>
      <text:p text:style-name="P1">Infertility Office Visit Evaluation</text:p>
      <text:p text:style-name="P1">Infertility Treatment</text:p>
      <text:p text:style-name="P1">Inherited Metabolic Disorder – PKU</text:p>
      <text:p text:style-name="P1">Inpatient Detoxification, including Medical Detoxification</text:p>
      <text:p text:style-name="P1">Interpreter / Transliterator services for hearing impaired when services are used in connection with medical treatment or diagnostic consultations</text:p>
      <text:p text:style-name="P1">Interpreter/Transliterator Services for hearing impaired when services are used</text:p>
      <text:p text:style-name="P1">Laser Vision Correction for Children</text:p>
      <text:p text:style-name="P1">Male Sterilization</text:p>
      <text:p text:style-name="P1">Mandated / Preventive Prescriptions</text:p>
      <text:p text:style-name="P1">Mandated Drugs</text:p>
      <text:p text:style-name="P1">Mandated Preventative Prescriptions</text:p>
      <text:p text:style-name="P1">Mandated Preventive Prescriptions</text:p>
      <text:p text:style-name="P1">Mandated/Preventive Prescriptions</text:p>
      <text:p text:style-name="P1">Masectomy-related Coverage</text:p>
      <text:p text:style-name="P1">Masectomy-related coverage</text:p>
      <text:p text:style-name="P1">Massage Therapy</text:p>
      <text:p text:style-name="P1">massage therapy</text:p>
      <text:p text:style-name="P1">Mastectomy</text:p>
      <text:p text:style-name="P1">Mastectomy-Related Coverage</text:p>
      <text:p text:style-name="P1">Mastectomy-Related Services</text:p>
      <text:p text:style-name="P1">Mastectomy/Breast Reconstruction</text:p>
      <text:p text:style-name="P1">Medical Food</text:p>
      <text:p text:style-name="P1">Medical Foods/Metabolic Supplements/Gastric Disorder Formula</text:p>
      <text:p text:style-name="P1">Medical Foods/Metabolic Suppliment/Gastric Disorder Formula</text:p>
      <text:p text:style-name="P1">Medical Foods/Metabolic Suppliments/Gastric Disorder Formula</text:p>
      <text:p text:style-name="P1">Medical Foods/Metabolic Suppliments/Gastric Disorder Forumla</text:p>
      <text:p text:style-name="P1">Medical Massage</text:p>
      <text:p text:style-name="P1">Mental Health - Intermedate</text:p>
      <text:p text:style-name="P1">Mental Health - Other</text:p>
      <text:p text:style-name="P1">Mental Health - Other</text:p>
      <text:p text:style-name="P1">Mental Health and Substance Abuse Office Visit</text:p>
      <text:p text:style-name="P1">Mental Health Intermediate</text:p>
      <text:p text:style-name="P1">Mental Health Other</text:p>
      <text:p text:style-name="P1">Mental Health Other </text:p>
      <text:p text:style-name="P1">Mental Health Parity</text:p>
      <text:p text:style-name="P1">Mental/Behavioral Health Inpatient Services</text:p>
      <text:p text:style-name="P1">Mental/Behavioral Health Office Visits</text:p>
      <text:p text:style-name="P1"><text:soft-page-break/>Mental/Behavioral Health Outpatient Services</text:p>
      <text:p text:style-name="P1">Morbid Obesity Treatment</text:p>
      <text:p text:style-name="P1">Morbid Obesity Treatment </text:p>
      <text:p text:style-name="P1">Multiple Sclerosis</text:p>
      <text:p text:style-name="P1">Naturopathy</text:p>
      <text:p text:style-name="P1">Naturopathy Services</text:p>
      <text:p text:style-name="P1">Newborn Hearing Screening</text:p>
      <text:p text:style-name="P1">Nutritional Counseling</text:p>
      <text:p text:style-name="P1">Optional Lens Treatment for Children</text:p>
      <text:p text:style-name="P1">Optional Lens Treatments for Children</text:p>
      <text:p text:style-name="P1">Oregon Mandates (743 and 743a)</text:p>
      <text:p text:style-name="P1">Outpatient Detoxification, including Medical Detoxification</text:p>
      <text:p text:style-name="P1">Outpatient Habilitative Care</text:p>
      <text:p text:style-name="P1">Outpatient Rehabilitation Services - Cognitive Rehab Therapy</text:p>
      <text:p text:style-name="P1">Outpatient Rehabilitation Services - Cognitive rehabiliation therapy</text:p>
      <text:p text:style-name="P1">Outpatient Rehabilitation Services - Cognitive rehabilitation therapy</text:p>
      <text:p text:style-name="P1">Outpatient Rehabilitation Services - Cognitive Rehabilitation Therapy</text:p>
      <text:p text:style-name="P1">Outpatient Rehabilitation Services - Cognitive Rehabilitation Therapy </text:p>
      <text:p text:style-name="P1">Outpatient Rehabilitation Services - Post-cochlear implant and aural therapy</text:p>
      <text:p text:style-name="P1">Outpatient Rehabilitation Services - Post-cochlear implant aural therapy</text:p>
      <text:p text:style-name="P1">Outpatient Rehabilitation Services - Post-Cochlear Implant Aural Therapy</text:p>
      <text:p text:style-name="P1">Outpatient Rehabilitation Services - Post-Cochlear Implant Aural Therapy </text:p>
      <text:p text:style-name="P1">Outpatient Rehabilitation Services - Post-coclear implant aural therapy</text:p>
      <text:p text:style-name="P1">Palliative Treatment (for pain relief): Child</text:p>
      <text:p text:style-name="P1">Pediatric Audiology</text:p>
      <text:p text:style-name="P1">Post-cochlear implant aural therapy</text:p>
      <text:p text:style-name="P1">Post-Cochlear Implant Aural Therapy</text:p>
      <text:p text:style-name="P1">Preventive Care/Screening/Immunization</text:p>
      <text:p text:style-name="P1">Preventive Drugs</text:p>
      <text:p text:style-name="P1">Preventive Services Not Covered under PPACA</text:p>
      <text:p text:style-name="P1">Primary Care e-Visit</text:p>
      <text:p text:style-name="P1">Psych and Neuropsych Testing</text:p>
      <text:p text:style-name="P1">Psychiatric Assessment and Stabilization in ER</text:p>
      <text:p text:style-name="P1">Psychiatric Assessment and Stabilization in Inpatient Setting</text:p>
      <text:p text:style-name="P1">Rape and Incest Coverage</text:p>
      <text:p text:style-name="P1">Second Opinion</text:p>
      <text:p text:style-name="P1">Second Surgical Opinion</text:p>
      <text:p text:style-name="P1">Sickle Cell Anemia</text:p>
      <text:p text:style-name="P1">Sleep Studies</text:p>
      <text:p text:style-name="P1">Sleep Study</text:p>
      <text:p text:style-name="P1">Smoking and Tobacco Cessation Counseling</text:p>
      <text:p text:style-name="P1">Specialist - Telehealth Visit</text:p>
      <text:p text:style-name="P1">Speech and Hearing Exams</text:p>
      <text:p text:style-name="P1">Sterilization</text:p>
      <text:p text:style-name="P1">Sterilization Non WPS services</text:p>
      <text:p text:style-name="P1">Sterilization Non WPS Services</text:p>
      <text:p text:style-name="P1">Sterilization Non-WPS services</text:p>
      <text:p text:style-name="P1">Substance Abuse Disorder Inpatient Services</text:p>
      <text:p text:style-name="P1">Substance Abuse Disorder Outpatient Services</text:p>
      <text:p text:style-name="P1"><text:soft-page-break/>Substance Use Disorder Intermediate</text:p>
      <text:p text:style-name="P1">Substance Use Disorders – Intermediate</text:p>
      <text:p text:style-name="P1">Telehealth</text:p>
      <text:p text:style-name="P1">Telehealth / Telemedicine</text:p>
      <text:p text:style-name="P1">Telehealth/Telemedicine</text:p>
      <text:p text:style-name="P1">Telemedecine Specialty Visit</text:p>
      <text:p text:style-name="P1">Telemedicine</text:p>
      <text:p text:style-name="P1">Telemedicine Services</text:p>
      <text:p text:style-name="P1">Telemedicine Specialty Visit</text:p>
      <text:p text:style-name="P1">Telemedicine Specialty visit</text:p>
      <text:p text:style-name="P1">Telemedicine/Telehealth</text:p>
      <text:p text:style-name="P1">Telephone and Online Video Physician Consultation</text:p>
      <text:p text:style-name="P1">Therapeutic parenteral drug administration, desensitizing medicaments -Child</text:p>
      <text:p text:style-name="P1">Therapy for Developmental Delay - Child</text:p>
      <text:p text:style-name="P1">Third Opinion</text:p>
      <text:p text:style-name="P1">Tobacco Cessation Program</text:p>
      <text:p text:style-name="P1">Tobacco Use Cessation</text:p>
      <text:p text:style-name="P1">Treatment of Hemophilia</text:p>
      <text:p text:style-name="P1">Tubal Ligation</text:p>
      <text:p text:style-name="P1">Vasectomy</text:p>
      <text:p text:style-name="P1">Volontary Sterilization</text:p>
      <text:p text:style-name="P1">Voluntary Sterilization</text:p>
      <text:p text:style-name="P1">Weight Loss Programs</text:p>
      <text:p text:style-name="P1">Well Baby Visits and Care</text:p>
      <text:p text:style-name="P1">Well Child Care</text:p>
      <text:p text:style-name="P1">Wellness Plan Benefit</text:p>
      <text:p text:style-name="P1">Wellness Rewards</text:p>
      <text:p text:style-name="P1">Wigs</text:p>
      <text:p text:style-name="P1">Wilm's Tumor</text:p>
      <text:p text:style-name="P1">BenefitName</text:p>
      <text:p text:style-name="P1"><text:s/>Routine Exams and X-Rays - Child</text:p>
      <text:p text:style-name="P1">24/7 Doctor Helpline</text:p>
      <text:p text:style-name="P1">ABA Autism Spectrum Disorders</text:p>
      <text:p text:style-name="P1">ABA for Autism Spectrum Disorders</text:p>
      <text:p text:style-name="P1">ABA for Autism Spectrum Disprders</text:p>
      <text:p text:style-name="P1">Abortion for Which Public Funding is Prohibited</text:p>
      <text:p text:style-name="P1">Abortion Servic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4:52:46.497788658</meta:creation-date>
    <dc:date>2019-09-10T15:26:01.888606674</dc:date>
    <meta:editing-duration>PT12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227" meta:word-count="919" meta:character-count="7507" meta:non-whitespace-character-count="6806"/>
  </office:meta>
</office:document-meta>
</file>